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20000003207F9D15EB2170BE1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A1" style:family="table-cell">
      <style:table-cell-properties style:vertical-align="middle" fo:background-color="#3465a4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6.006cm" style:rel-column-width="20715*"/>
    </style:style>
    <style:style style:name="Tabla2.B" style:family="table-column">
      <style:table-column-properties style:column-width="12.995cm" style:rel-column-width="44820*"/>
    </style:style>
    <style:style style:name="Tabla2.A1" style:family="table-cell">
      <style:table-cell-properties style:vertical-align="middle" fo:background-color="#3465a4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6.006cm" style:rel-column-width="20715*"/>
    </style:style>
    <style:style style:name="Tabla3.B" style:family="table-column">
      <style:table-column-properties style:column-width="12.995cm" style:rel-column-width="44820*"/>
    </style:style>
    <style:style style:name="Tabla3.A1" style:family="table-cell">
      <style:table-cell-properties style:vertical-align="middle" fo:background-color="#3465a4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6.006cm" style:rel-column-width="20715*"/>
    </style:style>
    <style:style style:name="Tabla4.B" style:family="table-column">
      <style:table-column-properties style:column-width="12.995cm" style:rel-column-width="44820*"/>
    </style:style>
    <style:style style:name="Tabla4.A1" style:family="table-cell">
      <style:table-cell-properties style:vertical-align="middle" fo:background-color="#3465a4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3465a4" fo:font-size="8pt" fo:font-style="italic" fo:font-weight="normal" officeooo:rsid="00141c1d" officeooo:paragraph-rsid="00141c1d" style:font-size-asian="8pt" style:font-style-asian="italic" style:font-weight-asian="normal" style:font-size-complex="8pt" style:font-style-complex="italic" style:font-weight-complex="normal"/>
    </style:style>
    <style:style style:name="P2" style:family="paragraph" style:parent-style-name="Footer">
      <style:text-properties officeooo:rsid="00141c1d" officeooo:paragraph-rsid="00141c1d"/>
    </style:style>
    <style:style style:name="P3" style:family="paragraph" style:parent-style-name="Table_20_Contents">
      <style:paragraph-properties fo:text-align="center" style:justify-single-word="false"/>
      <style:text-properties fo:color="#3465a4" fo:font-size="8pt" fo:font-style="italic" fo:font-weight="normal" officeooo:rsid="00141c1d" officeooo:paragraph-rsid="00141c1d" style:font-size-asian="8pt" style:font-style-asian="italic" style:font-weight-asian="normal" style:font-size-complex="8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officeooo:paragraph-rsid="00141c1d"/>
    </style:style>
    <style:style style:name="P5" style:family="paragraph" style:parent-style-name="Standard">
      <style:text-properties officeooo:paragraph-rsid="001dca86"/>
    </style:style>
    <style:style style:name="P6" style:family="paragraph" style:parent-style-name="Standard">
      <loext:graphic-properties draw:fill="solid" draw:fill-color="#c5000b" draw:opacity="100%"/>
      <style:paragraph-properties fo:text-align="center" style:justify-single-word="false" fo:background-color="#c5000b" style:border-line-width="0.018cm 0.009cm 0.009cm" fo:padding="0.15cm" fo:border="0.99pt double #000000" style:shadow="#111111 0.079cm 0.079cm"/>
      <style:text-properties fo:text-transform="uppercase" fo:color="#006699" style:text-outline="true" fo:font-size="24pt" fo:text-shadow="1pt 1pt" fo:font-weight="bold" officeooo:rsid="001e8c0c" officeooo:paragraph-rsid="001e8c0c" style:font-size-asian="24pt" style:font-weight-asian="bold" style:font-size-complex="24pt" style:font-weight-complex="bold"/>
    </style:style>
    <style:style style:name="P7" style:family="paragraph" style:parent-style-name="Standard">
      <style:text-properties officeooo:paragraph-rsid="0021324a"/>
    </style:style>
    <style:style style:name="P8" style:family="paragraph" style:parent-style-name="Standard">
      <style:text-properties officeooo:paragraph-rsid="0024ce96"/>
    </style:style>
    <style:style style:name="P9" style:family="paragraph" style:parent-style-name="Table_20_Contents">
      <style:text-properties officeooo:rsid="0020d284" officeooo:paragraph-rsid="0020d284"/>
    </style:style>
    <style:style style:name="P10" style:family="paragraph" style:parent-style-name="Table_20_Contents">
      <style:paragraph-properties fo:text-align="center" style:justify-single-word="false"/>
      <style:text-properties fo:color="#ffffff" fo:font-size="14pt" fo:font-weight="bold" officeooo:rsid="0021324a" officeooo:paragraph-rsid="0021324a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fo:font-size="14pt" fo:font-weight="bold" officeooo:rsid="0024ce96" officeooo:paragraph-rsid="0024ce96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officeooo:rsid="0021324a" officeooo:paragraph-rsid="0021324a"/>
    </style:style>
    <style:style style:name="P13" style:family="paragraph" style:parent-style-name="Table_20_Contents" style:list-style-name="L2">
      <style:text-properties officeooo:rsid="0021324a" officeooo:paragraph-rsid="0021324a"/>
    </style:style>
    <style:style style:name="P14" style:family="paragraph" style:parent-style-name="Table_20_Contents">
      <style:text-properties officeooo:rsid="00223915" officeooo:paragraph-rsid="00223915"/>
    </style:style>
    <style:style style:name="P15" style:family="paragraph" style:parent-style-name="Table_20_Contents">
      <style:text-properties officeooo:rsid="0023d343" officeooo:paragraph-rsid="0023d343"/>
    </style:style>
    <style:style style:name="P16" style:family="paragraph" style:parent-style-name="Table_20_Contents">
      <style:text-properties officeooo:rsid="0024ce96" officeooo:paragraph-rsid="0024ce96"/>
    </style:style>
    <style:style style:name="P17" style:family="paragraph" style:parent-style-name="Table_20_Contents" style:list-style-name="L3">
      <style:text-properties officeooo:rsid="0024ce96" officeooo:paragraph-rsid="0024ce96"/>
    </style:style>
    <style:style style:name="P18" style:family="paragraph" style:parent-style-name="Table_20_Contents" style:list-style-name="L4">
      <style:text-properties officeooo:rsid="0024ce96" officeooo:paragraph-rsid="0024ce96"/>
    </style:style>
    <style:style style:name="T1" style:family="text">
      <style:text-properties fo:color="#3465a4" fo:font-size="8pt" fo:font-style="italic" fo:font-weight="normal" officeooo:rsid="001ad5c8" style:font-size-asian="8pt" style:font-style-asian="italic" style:font-weight-asian="normal" style:font-size-complex="8pt" style:font-style-complex="italic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BJETIVOS Práctica 4</text:p>
      <text:p text:style-name="P5"/>
      <table:table table:name="Tabla1" table:style-name="Tabla1">
        <table:table-column table:style-name="Tabla1.A"/>
        <table:table-row>
          <table:table-cell table:style-name="Tabla1.A1" office:value-type="string">
            <text:p text:style-name="P10">DESCRIPCIÓN</text:p>
          </table:table-cell>
        </table:table-row>
        <table:table-row>
          <table:table-cell table:style-name="Tabla1.A2" office:value-type="string">
            <text:p text:style-name="P9">Se va a diseñar un portal para alquilar embarcaciones marítimas.</text:p>
            <text:p text:style-name="P14">Las embarcaciones ya estarán dispuestas en la aplicación y el usuario solo podrá reservarlas.</text:p>
            <text:p text:style-name="P14">Los usuarios no se podrán registrar en la aplicación, solo ver información sobre los alquileres establecidos.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0">CONDICIONES</text:p>
          </table:table-cell>
          <table:covered-table-cell/>
        </table:table-row>
        <table:table-row>
          <table:table-cell table:style-name="Tabla2.A2" office:value-type="string">
            <text:p text:style-name="P12">Búsqueda</text:p>
          </table:table-cell>
          <table:table-cell table:style-name="Tabla2.B2" office:value-type="string">
            <text:p text:style-name="P12">Los visitantes podrán buscar por los siguientes criterios:</text:p>
            <text:list xml:id="list1590633810249086824" text:style-name="L2">
              <text:list-item>
                <text:p text:style-name="P13">Precio mínimo y máximo</text:p>
              </text:list-item>
              <text:list-item>
                <text:p text:style-name="P13">Número mínimo y máximo de plazas en la embarcación</text:p>
              </text:list-item>
              <text:list-item>
                <text:p text:style-name="P13">Es de motor, Vela o Remos</text:p>
              </text:list-item>
            </text:list>
          </table:table-cell>
        </table:table-row>
        <table:table-row>
          <table:table-cell table:style-name="Tabla2.A4" office:value-type="string">
            <text:p text:style-name="P15">Embarcaciones</text:p>
          </table:table-cell>
          <table:table-cell table:style-name="Tabla2.B4" office:value-type="string">
            <text:p text:style-name="P15">Las embarcaciones ya se encuentran definidas en la aplicación sin posibilidad de dar de alta más.</text:p>
          </table:table-cell>
        </table:table-row>
        <table:table-row>
          <table:table-cell table:style-name="Tabla2.A4" office:value-type="string">
            <text:p text:style-name="P14">Reservar</text:p>
          </table:table-cell>
          <table:table-cell table:style-name="Tabla2.B4" office:value-type="string">
            <text:p text:style-name="P14">Al pulsar “Estoy interesado” se mostrará el número de teléfono de la persona que alquila la embarcación.</text:p>
          </table:table-cell>
        </table:table-row>
      </table:table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1">DATOS REQUERIDOS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6">Datos necesarios recoger (como mínimo) para completar la actividad.</text:p>
          </table:table-cell>
          <table:covered-table-cell/>
        </table:table-row>
        <table:table-row>
          <table:table-cell table:style-name="Tabla3.A4" office:value-type="string">
            <text:p text:style-name="P16">Embarcaciones</text:p>
          </table:table-cell>
          <table:table-cell table:style-name="Tabla3.B4" office:value-type="string">
            <text:list xml:id="list6420838459725853391" text:style-name="L3">
              <text:list-item>
                <text:p text:style-name="P17">Código</text:p>
              </text:list-item>
              <text:list-item>
                <text:p text:style-name="P17">DNI propietario</text:p>
              </text:list-item>
              <text:list-item>
                <text:p text:style-name="P17">Características</text:p>
              </text:list-item>
            </text:list>
          </table:table-cell>
        </table:table-row>
        <table:table-row>
          <table:table-cell table:style-name="Tabla3.A4" office:value-type="string">
            <text:p text:style-name="P16">Propietarios</text:p>
          </table:table-cell>
          <table:table-cell table:style-name="Tabla3.B4" office:value-type="string">
            <text:list xml:id="list155104816933217" text:continue-numbering="true" text:style-name="L3">
              <text:list-item>
                <text:p text:style-name="P17">DNI</text:p>
              </text:list-item>
            </text:list>
          </table:table-cell>
        </table:table-row>
      </table:table>
      <text:p text:style-name="P7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11">PUNTUACIÓN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6">Esta actividad se puntuará de la siguiente forma</text:p>
          </table:table-cell>
          <table:covered-table-cell/>
        </table:table-row>
        <table:table-row>
          <table:table-cell table:style-name="Tabla4.A9" office:value-type="string">
            <text:p text:style-name="P16">Puntos</text:p>
          </table:table-cell>
          <table:table-cell table:style-name="Tabla4.B9" office:value-type="string">
            <text:p text:style-name="P16">Objetivo</text:p>
          </table:table-cell>
        </table:table-row>
        <table:table-row>
          <table:table-cell table:style-name="Tabla4.A9" office:value-type="string">
            <text:p text:style-name="P16">2</text:p>
          </table:table-cell>
          <table:table-cell table:style-name="Tabla4.B9" office:value-type="string">
            <text:p text:style-name="P16">Realizar e implementar correctamente el modelo de datos</text:p>
          </table:table-cell>
        </table:table-row>
        <table:table-row>
          <table:table-cell table:style-name="Tabla4.A9" office:value-type="string">
            <text:p text:style-name="P16">1,5</text:p>
          </table:table-cell>
          <table:table-cell table:style-name="Tabla4.B9" office:value-type="string">
            <text:p text:style-name="P16">Búsqueda por un criterio</text:p>
          </table:table-cell>
        </table:table-row>
        <table:table-row>
          <table:table-cell table:style-name="Tabla4.A9" office:value-type="string">
            <text:p text:style-name="P16">1,5</text:p>
          </table:table-cell>
          <table:table-cell table:style-name="Tabla4.B9" office:value-type="string">
            <text:p text:style-name="P16">Búsqueda por precio</text:p>
          </table:table-cell>
        </table:table-row>
        <table:table-row>
          <table:table-cell table:style-name="Tabla4.A9" office:value-type="string">
            <text:p text:style-name="P16">1,5</text:p>
          </table:table-cell>
          <table:table-cell table:style-name="Tabla4.B9" office:value-type="string">
            <text:p text:style-name="P16">Búsqueda por número mínimo de plazas en la embarcación</text:p>
          </table:table-cell>
        </table:table-row>
        <table:table-row>
          <table:table-cell table:style-name="Tabla4.A9" office:value-type="string">
            <text:p text:style-name="P16">2</text:p>
          </table:table-cell>
          <table:table-cell table:style-name="Tabla4.B9" office:value-type="string">
            <text:p text:style-name="P16">Dispoinibilidad de:</text:p>
            <text:list xml:id="list8614884735700131071" text:style-name="L4">
              <text:list-item>
                <text:p text:style-name="P18">Vela</text:p>
              </text:list-item>
              <text:list-item>
                <text:p text:style-name="P18">Motor</text:p>
              </text:list-item>
              <text:list-item>
                <text:p text:style-name="P18">Remos</text:p>
              </text:list-item>
            </text:list>
          </table:table-cell>
        </table:table-row>
        <table:table-row>
          <table:table-cell table:style-name="Tabla4.A9" office:value-type="string">
            <text:p text:style-name="P16">1,5</text:p>
          </table:table-cell>
          <table:table-cell table:style-name="Tabla4.B9" office:value-type="string">
            <text:p text:style-name="P16">Funcionamiento del botón “Estoy interesado” mostrando el teléfono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4.498cm" style:rel-column-width="15513*"/>
    </style:style>
    <style:style style:name="Tabla5.B" style:family="table-column">
      <style:table-column-properties style:column-width="4.113cm" style:rel-column-width="14187*"/>
    </style:style>
    <style:style style:name="Tabla5.C" style:family="table-column">
      <style:table-column-properties style:column-width="5.099cm" style:rel-column-width="17588*"/>
    </style:style>
    <style:style style:name="Tabla5.D" style:family="table-column">
      <style:table-column-properties style:column-width="5.29cm" style:rel-column-width="18247*"/>
    </style:style>
    <style:style style:name="Tabla5.A1" style:family="table-cell">
      <style:table-cell-properties style:vertical-align="middle" fo:padding="0.097cm" fo:border-left="none" fo:border-right="none" fo:border-top="0.05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color="#3465a4" fo:font-size="8pt" fo:font-style="italic" fo:font-weight="normal" officeooo:rsid="00141c1d" officeooo:paragraph-rsid="00141c1d" style:font-size-asian="8pt" style:font-style-asian="italic" style:font-weight-asian="normal" style:font-size-complex="8pt" style:font-style-complex="italic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fo:color="#3465a4" fo:font-size="8pt" fo:font-style="italic" fo:font-weight="normal" officeooo:rsid="00141c1d" officeooo:paragraph-rsid="00141c1d" style:font-size-asian="8pt" style:font-style-asian="italic" style:font-weight-asian="normal" style:font-size-complex="8pt" style:font-style-complex="italic" style:font-weight-complex="normal"/>
    </style:style>
    <style:style style:name="MP3" style:family="paragraph" style:parent-style-name="Table_20_Contents">
      <style:paragraph-properties fo:text-align="center" style:justify-single-word="false"/>
      <style:text-properties officeooo:paragraph-rsid="00141c1d"/>
    </style:style>
    <style:style style:name="MP4" style:family="paragraph" style:parent-style-name="Footer">
      <style:text-properties officeooo:rsid="00141c1d" officeooo:paragraph-rsid="00141c1d"/>
    </style:style>
    <style:style style:name="MT1" style:family="text"/>
    <style:style style:name="MT2" style:family="text">
      <style:text-properties fo:color="#3465a4" fo:font-size="8pt" fo:font-style="italic" fo:font-weight="normal" officeooo:rsid="001ad5c8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10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>
            <table:table-cell table:style-name="Tabla5.A1" office:value-type="string">
              <text:p text:style-name="MP1"><draw:frame draw:style-name="Mfr1" draw:name="Logo Fryntiz" text:anchor-type="paragraph" svg:x="-0.46cm" svg:y="-0.552cm" svg:width="1.115cm" svg:height="1.115cm" draw:z-index="0"><draw:image xlink:href="Pictures/1000020100000320000003207F9D15EB2170BE10.png" xlink:type="simple" xlink:show="embed" xlink:actuate="onLoad"/></draw:frame><text:a xlink:type="simple" xlink:href="https://plus.google.com/+RaúlCaroPastorino" office:name="Raúl Caro Pastorino" office:target-frame-name="_blank" xlink:show="new" text:style-name="Internet_20_link" text:visited-style-name="Visited_20_Internet_20_Link">Raúl Caro Pastorino</text:a></text:p>
            </table:table-cell>
            <table:table-cell table:style-name="Tabla5.A1" office:value-type="string">
              <text:p text:style-name="MP2"><text:a xlink:type="simple" xlink:href="http://www.fryntiz.es/" office:name="www.fryntiz.es" office:target-frame-name="_blank" xlink:show="new" text:style-name="Internet_20_link" text:visited-style-name="Visited_20_Internet_20_Link">www.fryntiz.es</text:a></text:p>
            </table:table-cell>
            <table:table-cell table:style-name="Tabla5.A1" office:value-type="string">
              <text:p text:style-name="MP3"><text:a xlink:type="simple" xlink:href="https://github.com/fryntiz" office:name="http://github.com/fryntiz" office:target-frame-name="_blank" xlink:show="new" text:style-name="Internet_20_link" text:visited-style-name="Visited_20_Internet_20_Link"><text:span text:style-name="MT2">https://github.com/fryntiz</text:span></text:a></text:p>
            </table:table-cell>
            <table:table-cell table:style-name="Tabla5.A1" office:value-type="string">
              <text:p text:style-name="MP2"><text:a xlink:type="simple" xlink:href="mailto:tecnico@fryntiz.es" office:name="tecnico@fryntiz.es" office:target-frame-name="_blank" xlink:show="new" text:style-name="Internet_20_link" text:visited-style-name="Visited_20_Internet_20_Link">tecnico@fryntiz.es</text:a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yntiz </meta:initial-creator>
    <meta:creation-date>2016-11-02T19:08:57.226615065</meta:creation-date>
    <dc:date>2018-06-20T15:51:04.518857277</dc:date>
    <meta:editing-duration>PT1H49M29S</meta:editing-duration>
    <meta:editing-cycles>17</meta:editing-cycles>
    <meta:generator>LibreOffice/5.2.7.2$Linux_X86_64 LibreOffice_project/20m0$Build-2</meta:generator>
    <meta:document-statistic meta:table-count="5" meta:image-count="1" meta:object-count="0" meta:page-count="1" meta:paragraph-count="46" meta:word-count="196" meta:character-count="1263" meta:non-whitespace-character-count="1123"/>
  </office:meta>
</office:document-meta>
</file>